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407f0" officeooo:paragraph-rsid="000407f0"/>
    </style:style>
    <style:style style:name="P2" style:family="paragraph" style:parent-style-name="Text_20_body" style:list-style-name="L1">
      <style:text-properties officeooo:rsid="000407f0" officeooo:paragraph-rsid="000407f0"/>
    </style:style>
    <style:style style:name="P3" style:family="paragraph" style:parent-style-name="Text_20_body">
      <style:text-properties officeooo:paragraph-rsid="000407f0"/>
    </style:style>
    <style:style style:name="P4" style:family="paragraph" style:parent-style-name="Text_20_body" style:list-style-name="L2">
      <style:text-properties officeooo:rsid="00052238" officeooo:paragraph-rsid="00052238"/>
    </style:style>
    <style:style style:name="P5" style:family="paragraph" style:parent-style-name="Text_20_body">
      <style:text-properties officeooo:rsid="000824bf" officeooo:paragraph-rsid="000824bf"/>
    </style:style>
    <style:style style:name="P6" style:family="paragraph" style:parent-style-name="Text_20_body" style:list-style-name="L3">
      <style:text-properties officeooo:rsid="000a525d" officeooo:paragraph-rsid="000a525d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522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223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QUISITOS PROYECTO CAMPO</text:p>
      <text:p text:style-name="P1"><text:bookmark-start text:name="__RefHeading__181_1927772597"/><text:bookmark-end text:name="__RefHeading__181_1927772597"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9"><text:a xlink:type="simple" xlink:href="#__RefHeading__287_1927772597" text:style-name="Index_20_Link" text:visited-style-name="Index_20_Link">REQUISITOS FUNCIONALES<text:tab/>2</text:a></text:p>
          <text:p text:style-name="P9"><text:a xlink:type="simple" xlink:href="#__RefHeading__497_1927772597" text:style-name="Index_20_Link" text:visited-style-name="Index_20_Link">SECCIONES<text:tab/>3</text:a></text:p>
          <text:p text:style-name="P9"><text:a xlink:type="simple" xlink:href="#__RefHeading__499_1927772597" text:style-name="Index_20_Link" text:visited-style-name="Index_20_Link">REQUISITOS DE SOFTWARE<text:tab/>4</text:a></text:p>
          <text:p text:style-name="P10"><text:a xlink:type="simple" xlink:href="#__RefHeading__504_1927772597" text:style-name="Index_20_Link" text:visited-style-name="Index_20_Link">Infraestructura<text:tab/>4</text:a></text:p>
          <text:p text:style-name="P10"><text:a xlink:type="simple" xlink:href="#__RefHeading__501_1927772597" text:style-name="Index_20_Link" text:visited-style-name="Index_20_Link">Front-End<text:tab/>4</text:a></text:p>
          <text:p text:style-name="P10"><text:a xlink:type="simple" xlink:href="#__RefHeading__506_1927772597" text:style-name="Index_20_Link" text:visited-style-name="Index_20_Link">Back-End<text:tab/>4</text:a></text:p>
          <text:p text:style-name="P8"><text:a xlink:type="simple" xlink:href="#__RefHeading__509_1927772597" text:style-name="Index_20_Link" text:visited-style-name="Index_20_Link">Presentación de datos<text:tab/>4</text:a></text:p>
          <text:p text:style-name="P8"><text:a xlink:type="simple" xlink:href="#__RefHeading__511_1927772597" text:style-name="Index_20_Link" text:visited-style-name="Index_20_Link">Bases de datos<text:tab/>4</text:a></text:p>
          <text:p text:style-name="P8"><text:a xlink:type="simple" xlink:href="#__RefHeading__513_1927772597" text:style-name="Index_20_Link" text:visited-style-name="Index_20_Link">Seguridad<text:tab/>4</text:a></text:p>
        </text:index-body>
      </text:table-of-content>
      <text:p text:style-name="P3"/>
      <text:h text:style-name="P7" text:outline-level="1"><text:bookmark-start text:name="__RefHeading__287_1927772597"/>REQUISITOS FUNCIONALES<text:bookmark-end text:name="__RefHeading__287_1927772597"/></text:h>
      <text:p text:style-name="P1">El portal web debe funcionar como un catálogo de productos agrícolas.</text:p>
      <text:p text:style-name="P1"/>
      <text:h text:style-name="Heading_20_3" text:outline-level="3">OPCIONALES</text:h>
      <text:list xml:id="list9192062836515413712" text:style-name="L3">
        <text:list-item>
          <text:p text:style-name="P6">El portal debe tener su respectiva traducción a catalán.</text:p>
        </text:list-item>
      </text:list>
      <text:h text:style-name="P7" text:outline-level="1"><text:bookmark-start text:name="__RefHeading__497_1927772597"/>SECCIONES<text:bookmark-end text:name="__RefHeading__497_1927772597"/></text:h>
      <text:list xml:id="list3840403951309900144" text:style-name="L1">
        <text:list-item>
          <text:p text:style-name="P2">Catálogo de productos agrícolas</text:p>
          <text:list>
            <text:list-item>
              <text:p text:style-name="P2">Detalles del producto</text:p>
              <text:list>
                <text:list-item>
                  <text:p text:style-name="P2">Galería de fotos del producto</text:p>
                </text:list-item>
                <text:list-item>
                  <text:p text:style-name="P2">Comentarios abiertos al público en cada foto</text:p>
                </text:list-item>
              </text:list>
            </text:list-item>
          </text:list>
        </text:list-item>
        <text:list-item>
          <text:p text:style-name="P2">Sección de contacto</text:p>
          <text:list>
            <text:list-item>
              <text:p text:style-name="P2">Formulario</text:p>
            </text:list-item>
            <text:list-item>
              <text:p text:style-name="P2">Google Maps</text:p>
            </text:list-item>
          </text:list>
        </text:list-item>
        <text:list-item>
          <text:p text:style-name="P2">Sección “Quienes somos”</text:p>
        </text:list-item>
        <text:list-item>
          <text:p text:style-name="P2">Sección para donaciones</text:p>
        </text:list-item>
        <text:list-item>
          <text:p text:style-name="P2">Panel de administración privado</text:p>
          <text:list>
            <text:list-item>
              <text:p text:style-name="P2">Administración de productos</text:p>
              <text:list>
                <text:list-item>
                  <text:p text:style-name="P2">Administración de imágenes de los productos</text:p>
                </text:list-item>
                <text:list-item>
                  <text:p text:style-name="P2">Administración de comentarios en las fotos del productos</text:p>
                </text:list-item>
              </text:list>
            </text:list-item>
          </text:list>
        </text:list-item>
      </text:list>
      <text:p text:style-name="P1"/>
      <text:h text:style-name="P7" text:outline-level="1"><text:bookmark-start text:name="__RefHeading__499_1927772597"/>REQUISITOS DE SOFTWARE<text:bookmark-end text:name="__RefHeading__499_1927772597"/></text:h>
      <text:h text:style-name="Heading_20_2" text:outline-level="2"><text:bookmark-start text:name="__RefHeading__504_1927772597"/>Infraestructura<text:bookmark-end text:name="__RefHeading__504_1927772597"/></text:h>
      <text:list xml:id="list9089152995665835554" text:style-name="L2">
        <text:list-item>
          <text:p text:style-name="P4">SO Linux</text:p>
        </text:list-item>
        <text:list-item>
          <text:p text:style-name="P4">Servidor Apache</text:p>
        </text:list-item>
        <text:list-item>
          <text:p text:style-name="P4">Lenguaje de programación PHP</text:p>
        </text:list-item>
        <text:list-item>
          <text:p text:style-name="P4">BD MySQL</text:p>
        </text:list-item>
      </text:list>
      <text:h text:style-name="Heading_20_2" text:outline-level="2"><text:bookmark-start text:name="__RefHeading__501_1927772597"/>Front-End<text:bookmark-end text:name="__RefHeading__501_1927772597"/></text:h>
      <text:p text:style-name="P1">* Adaptable a cualquier tipo de dispositivo.</text:p>
      <text:p text:style-name="P1"><text:tab/><text:span text:style-name="T1">Framework Bootstrap</text:span></text:p>
      <text:p text:style-name="P1"/>
      <text:h text:style-name="Heading_20_2" text:outline-level="2"><text:bookmark-start text:name="__RefHeading__506_1927772597"/>Back-End<text:bookmark-end text:name="__RefHeading__506_1927772597"/></text:h>
      <text:p text:style-name="P1">* <text:span text:style-name="T1">Framework Silex</text:span></text:p>
      <text:p text:style-name="P1">* <text:span text:style-name="T1">Composer para administrar dependencias</text:span></text:p>
      <text:h text:style-name="Heading_20_3" text:outline-level="3"><text:bookmark-start text:name="__RefHeading__509_1927772597"/>Presentación de datos<text:bookmark-end text:name="__RefHeading__509_1927772597"/></text:h>
      <text:p text:style-name="P5">Se utilizará<text:span text:style-name="T2"> Twig</text:span> como motor de plantillas.</text:p>
      <text:h text:style-name="Heading_20_3" text:outline-level="3"><text:bookmark-start text:name="__RefHeading__511_1927772597"/>Bases de datos<text:bookmark-end text:name="__RefHeading__511_1927772597"/></text:h>
      <text:p text:style-name="P5">Se utilizará <text:span text:style-name="T3">Doctrine DBAL</text:span><text:span text:style-name="T1"> </text:span>como capa de abstracción para gestionar la BD. No se utilizará ningún ORM.</text:p>
      <text:h text:style-name="Heading_20_3" text:outline-level="3"><text:bookmark-start text:name="__RefHeading__513_1927772597"/>Seguridad<text:bookmark-end text:name="__RefHeading__513_1927772597"/></text:h>
      <text:p text:style-name="P5">Se utilizará el servicio <text:span text:style-name="T2">SecurityServiceProvider </text:span><text:span text:style-name="T4">de Silex para proteger el panel de administració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6:52:39.095831822</meta:creation-date>
    <dc:date>2015-03-22T17:27:01.761821502</dc:date>
    <meta:editing-duration>PT18M40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4" meta:paragraph-count="47" meta:word-count="202" meta:character-count="1282" meta:non-whitespace-character-count="1144"/>
  </office:meta>
</office:document-meta>
</file>